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FTT1095" svg:font-family="SFTT1095" style:font-family-generic="roman" style:font-pitch="variable"/>
    <style:font-face style:name="SFRM1095" svg:font-family="SFRM1095" style:font-family-generic="roman" style:font-pitch="variable"/>
    <style:font-face style:name="SFTI1095" svg:font-family="SFTI1095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style="italic" style:font-style-asian="italic" style:font-style-complex="italic"/>
    </style:style>
    <style:style style:name="P6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list-style-name="LFO1" style:family="paragraph"/>
    <style:style style:name="T11" style:parent-style-name="Policepardéfaut" style:family="text">
      <style:text-properties fo:font-style="italic" style:font-style-asian="italic" style:font-style-complex="italic" fo:color="#F10D0C" fo:language="en" fo:country="US"/>
    </style:style>
    <style:style style:name="T12" style:parent-style-name="Policepardéfaut" style:family="text">
      <style:text-properties fo:font-style="italic" style:font-style-asian="italic" style:font-style-complex="italic" fo:language="en" fo:country="US"/>
    </style:style>
    <style:style style:name="P13" style:parent-style-name="Standard" style:list-style-name="LFO1" style:family="paragraph"/>
    <style:style style:name="T14" style:parent-style-name="Policepardéfaut" style:family="text">
      <style:text-properties style:font-name="SFTT1095" fo:font-style="italic" style:font-style-asian="italic" style:font-style-complex="italic" fo:color="#F10D0C" fo:font-size="11pt" style:font-size-asian="11pt"/>
    </style:style>
    <style:style style:name="T15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16" style:parent-style-name="Policepardéfaut" style:family="text">
      <style:text-properties style:font-name="SFTT1095" fo:color="#F10D0C" fo:font-size="11pt" style:font-size-asian="11pt"/>
    </style:style>
    <style:style style:name="T17" style:parent-style-name="Policepardéfaut" style:family="text">
      <style:text-properties style:font-name="SFTT1095" fo:font-size="11pt" style:font-size-asian="11pt"/>
    </style:style>
    <style:style style:name="T18" style:parent-style-name="Policepardéfaut" style:family="text">
      <style:text-properties style:font-name="SFTT1095" fo:color="#F10D0C" fo:font-size="11pt" style:font-size-asian="11pt"/>
    </style:style>
    <style:style style:name="T19" style:parent-style-name="Policepardéfaut" style:family="text">
      <style:text-properties style:font-name="SFTT1095" fo:font-size="11pt" style:font-size-asian="11pt"/>
    </style:style>
    <style:style style:name="T20" style:parent-style-name="Policepardéfaut" style:family="text">
      <style:text-properties style:font-name="SFTT1095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list-style-name="LFO2" style:family="paragraph"/>
    <style:style style:name="T23" style:parent-style-name="Policepardéfaut" style:family="text">
      <style:text-properties style:font-name="SFTT1095" fo:font-size="11pt" style:font-size-asian="11pt"/>
    </style:style>
    <style:style style:name="T24" style:parent-style-name="Policepardéfaut" style:family="text">
      <style:text-properties style:font-name="SFTT1095" fo:color="#F10D0C" fo:font-size="11pt" style:font-size-asian="11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font-name="SFTT1095" fo:color="#F10D0C" fo:font-size="11pt" style:font-size-asian="11pt"/>
    </style:style>
    <style:style style:name="T26" style:parent-style-name="Policepardéfaut" style:family="text">
      <style:text-properties style:font-name="SFTT1095" fo:color="#000000" fo:font-size="11pt" style:font-size-asian="11pt"/>
    </style:style>
    <style:style style:name="T27" style:parent-style-name="Policepardéfaut" style:family="text">
      <style:text-properties style:font-name="SFTT1095" fo:color="#000000" fo:font-size="11pt" style:font-size-asian="11pt"/>
    </style:style>
    <style:style style:name="T28" style:parent-style-name="Policepardéfaut" style:family="text">
      <style:text-properties style:font-name="SFTT1095" fo:color="#F10D0C" fo:font-size="11pt" style:font-size-asian="11pt" style:text-underline-type="single" style:text-underline-style="solid" style:text-underline-width="auto" style:text-underline-mode="continuous"/>
    </style:style>
    <style:style style:name="P29" style:parent-style-name="Standard" style:list-style-name="LFO2" style:family="paragraph"/>
    <style:style style:name="T30" style:parent-style-name="Policepardéfaut" style:family="text">
      <style:text-properties style:font-name="SFTT1095" fo:color="#000000" fo:font-size="11pt" style:font-size-asian="11pt"/>
    </style:style>
    <style:style style:name="T31" style:parent-style-name="Policepardéfaut" style:family="text">
      <style:text-properties style:font-name="SFTT1095" fo:color="#FF0000" fo:font-size="11pt" style:font-size-asian="11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SFTT1095" fo:color="#000000" fo:font-size="11pt" style:font-size-asian="11pt"/>
    </style:style>
    <style:style style:name="T33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34" style:parent-style-name="Policepardéfaut" style:family="text">
      <style:text-properties style:font-name="SFTT1095" fo:color="#000000" fo:font-size="11pt" style:font-size-asian="11pt"/>
    </style:style>
    <style:style style:name="T35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P36" style:parent-style-name="Standard" style:list-style-name="LFO2" style:family="paragraph"/>
    <style:style style:name="T37" style:parent-style-name="Policepardéfaut" style:family="text">
      <style:text-properties style:font-name="SFTT1095" fo:color="#000000" fo:font-size="11pt" style:font-size-asian="11pt"/>
    </style:style>
    <style:style style:name="T38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39" style:parent-style-name="Policepardéfaut" style:family="text">
      <style:text-properties style:font-name="SFTT1095" fo:color="#000000" fo:font-size="11pt" style:font-size-asian="11pt"/>
    </style:style>
    <style:style style:name="T40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41" style:parent-style-name="Policepardéfaut" style:family="text">
      <style:text-properties style:font-name="SFTT1095" fo:color="#000000" fo:font-size="11pt" style:font-size-asian="11pt"/>
    </style:style>
    <style:style style:name="T42" style:parent-style-name="Policepardéfaut" style:family="text">
      <style:text-properties style:font-name="SFTT1095" fo:color="#FF0000" fo:font-size="11pt" style:font-size-asian="11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style:font-name="SFTT1095" fo:color="#000000" fo:font-size="11pt" style:font-size-asian="11pt"/>
    </style:style>
    <style:style style:name="T44" style:parent-style-name="Policepardéfaut" style:family="text">
      <style:text-properties style:font-name="SFTT1095" fo:color="#000000" fo:font-size="11pt" style:font-size-asian="11pt"/>
    </style:style>
    <style:style style:name="T45" style:parent-style-name="Policepardéfaut" style:family="text">
      <style:text-properties style:font-name="SFTT1095" fo:color="#000000" fo:font-size="11pt" style:font-size-asian="11pt"/>
    </style:style>
    <style:style style:name="T46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P47" style:parent-style-name="Standard" style:list-style-name="LFO2" style:family="paragraph"/>
    <style:style style:name="T48" style:parent-style-name="Policepardéfaut" style:family="text">
      <style:text-properties style:font-name="SFTT1095" fo:color="#000000" fo:font-size="11pt" style:font-size-asian="11pt"/>
    </style:style>
    <style:style style:name="T49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50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font-name="SFTT1095" fo:color="#FF0000" fo:font-size="11pt" style:font-size-asian="11pt"/>
    </style:style>
    <style:style style:name="T52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53" style:parent-style-name="Policepardéfaut" style:family="text">
      <style:text-properties style:font-name="SFTT1095" fo:color="#000000" fo:font-size="11pt" style:font-size-asian="11pt"/>
    </style:style>
    <style:style style:name="T54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55" style:parent-style-name="Policepardéfaut" style:family="text">
      <style:text-properties style:font-name="SFTT1095" fo:color="#000000" fo:font-size="11pt" style:font-size-asian="11pt"/>
    </style:style>
    <style:style style:name="T56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style:font-name="SFTT1095" fo:font-style="italic" style:font-style-asian="italic" style:font-style-complex="italic" fo:color="#FF0000" fo:font-size="11pt" style:font-size-asian="11pt"/>
    </style:style>
    <style:style style:name="P58" style:parent-style-name="Standard" style:list-style-name="LFO2" style:family="paragraph"/>
    <style:style style:name="T59" style:parent-style-name="Policepardéfaut" style:family="text">
      <style:text-properties style:font-name="SFTT1095" fo:color="#000000" fo:font-size="11pt" style:font-size-asian="11pt"/>
    </style:style>
    <style:style style:name="T60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61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style:font-name="SFTT1095" fo:font-style="italic" style:font-style-asian="italic" style:font-style-complex="italic" fo:color="#FF0000" fo:font-size="11pt" style:font-size-asian="11pt"/>
    </style:style>
    <style:style style:name="T63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64" style:parent-style-name="Policepardéfaut" style:family="text">
      <style:text-properties style:font-name="SFTT1095" fo:color="#000000" fo:font-size="11pt" style:font-size-asian="11pt"/>
    </style:style>
    <style:style style:name="T65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P66" style:parent-style-name="Standard" style:list-style-name="LFO2" style:family="paragraph"/>
    <style:style style:name="T67" style:parent-style-name="Policepardéfaut" style:family="text">
      <style:text-properties style:font-name="SFTT1095" fo:color="#000000" fo:font-size="11pt" style:font-size-asian="11pt"/>
    </style:style>
    <style:style style:name="T68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69" style:parent-style-name="Policepardéfaut" style:family="text">
      <style:text-properties style:font-name="SFTT1095" fo:color="#000000" fo:font-size="11pt" style:font-size-asian="11pt"/>
    </style:style>
    <style:style style:name="T70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71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P73" style:parent-style-name="Standard" style:family="paragraph">
      <style:text-properties fo:font-style="italic" style:font-style-asian="italic" style:font-style-complex="italic"/>
    </style:style>
    <style:style style:name="T74" style:parent-style-name="Policepardéfaut" style:family="text">
      <style:text-properties style:font-name="SFTT1095" fo:font-style="italic" style:font-style-asian="italic" style:font-style-complex="italic" fo:color="#000000" fo:font-size="11pt" style:font-size-asian="11pt" style:text-underline-type="single" style:text-underline-style="solid" style:text-underline-width="auto" style:text-underline-mode="continuous"/>
    </style:style>
    <style:style style:name="P75" style:parent-style-name="Standard" style:list-style-name="LFO3" style:family="paragraph"/>
    <style:style style:name="T76" style:parent-style-name="Policepardéfaut" style:family="text">
      <style:text-properties style:font-name="SFTT1095" fo:font-size="11pt" style:font-size-asian="11pt"/>
    </style:style>
    <style:style style:name="T77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78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79" style:parent-style-name="Policepardéfaut" style:family="text">
      <style:text-properties style:font-name="SFTT1095" fo:color="#000000" fo:font-size="11pt" style:font-size-asian="11pt"/>
    </style:style>
    <style:style style:name="T80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style:font-name="SFTT1095" fo:color="#FF0000" fo:font-size="11pt" style:font-size-asian="11pt"/>
    </style:style>
    <style:style style:name="T82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83" style:parent-style-name="Policepardéfaut" style:family="text">
      <style:text-properties style:font-name="SFTT1095" fo:font-weight="bold" style:font-weight-asian="bold" style:font-weight-complex="bold" fo:font-style="italic" style:font-style-asian="italic" style:font-style-complex="italic" fo:color="#000000" fo:font-size="11pt" style:font-size-asian="11pt"/>
    </style:style>
    <style:style style:name="T84" style:parent-style-name="Policepardéfaut" style:family="text">
      <style:text-properties style:font-name="SFTT1095" fo:font-style="italic" style:font-style-asian="italic" style:font-style-complex="italic" fo:color="#000000" fo:font-size="13pt" style:font-size-asian="13pt" style:font-size-complex="13pt"/>
    </style:style>
    <style:style style:name="P85" style:parent-style-name="Standard" style:list-style-name="LFO3" style:family="paragraph"/>
    <style:style style:name="T86" style:parent-style-name="Policepardéfaut" style:family="text">
      <style:text-properties style:font-name="SFTT1095" fo:color="#000000" fo:font-size="11pt" style:font-size-asian="11pt"/>
    </style:style>
    <style:style style:name="T87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88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89" style:parent-style-name="Policepardéfaut" style:family="text">
      <style:text-properties style:font-name="SFTT1095" fo:color="#FF0000" fo:font-size="11pt" style:font-size-asian="11pt"/>
    </style:style>
    <style:style style:name="T90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91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92" style:parent-style-name="Policepardéfaut" style:family="text">
      <style:text-properties style:font-name="SFTT1095" fo:font-style="italic" style:font-style-asian="italic" style:font-style-complex="italic" fo:color="#1E6A39" fo:font-size="11pt" style:font-size-asian="11pt"/>
    </style:style>
    <style:style style:name="T93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P94" style:parent-style-name="Standard" style:list-style-name="LFO3" style:family="paragraph"/>
    <style:style style:name="T95" style:parent-style-name="Policepardéfaut" style:family="text">
      <style:text-properties style:font-name="SFTT1095" fo:color="#000000" fo:font-size="11pt" style:font-size-asian="11pt"/>
    </style:style>
    <style:style style:name="T96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97" style:parent-style-name="Policepardéfaut" style:family="text">
      <style:text-properties style:font-name="SFTT1095" fo:font-style="italic" style:font-style-asian="italic" style:font-style-complex="italic" fo:color="#FF0000" fo:font-size="11pt" style:font-size-asian="11pt"/>
    </style:style>
    <style:style style:name="T98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99" style:parent-style-name="Policepardéfaut" style:family="text">
      <style:text-properties style:font-name="SFTT1095" fo:font-style="italic" style:font-style-asian="italic" style:font-style-complex="italic" fo:color="#000000" fo:font-size="11pt" style:font-size-asian="11pt" fo:language="en" fo:country="US"/>
    </style:style>
    <style:style style:name="T100" style:parent-style-name="Policepardéfaut" style:family="text">
      <style:text-properties style:font-name="SFTT1095" fo:font-style="italic" style:font-style-asian="italic" style:font-style-complex="italic" fo:color="#000000" fo:font-size="11pt" style:font-size-asian="11pt" fo:language="en" fo:country="US"/>
    </style:style>
    <style:style style:name="P101" style:parent-style-name="Standard" style:list-style-name="LFO3" style:family="paragraph"/>
    <style:style style:name="T102" style:parent-style-name="Policepardéfaut" style:family="text">
      <style:text-properties style:font-name="SFTT1095" fo:color="#000000" fo:font-size="11pt" style:font-size-asian="11pt"/>
    </style:style>
    <style:style style:name="T103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04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P105" style:parent-style-name="Standard" style:list-style-name="LFO3" style:family="paragraph"/>
    <style:style style:name="T106" style:parent-style-name="Policepardéfaut" style:family="text">
      <style:text-properties style:font-name="SFTT1095" fo:color="#000000" fo:font-size="11pt" style:font-size-asian="11pt"/>
    </style:style>
    <style:style style:name="T107" style:parent-style-name="Policepardéfaut" style:family="text">
      <style:text-properties style:font-name="SFTT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08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109" style:parent-style-name="Policepardéfaut" style:family="text">
      <style:text-properties style:font-name="SFTT1095" fo:font-style="italic" style:font-style-asian="italic" style:font-style-complex="italic" fo:color="#000000" fo:font-size="11pt" style:font-size-asian="11pt" fo:language="en" fo:country="US"/>
    </style:style>
    <style:style style:name="P110" style:parent-style-name="Standard" style:list-style-name="LFO3" style:family="paragraph"/>
    <style:style style:name="T111" style:parent-style-name="Policepardéfaut" style:family="text">
      <style:text-properties style:font-name="SFTT1095" fo:color="#000000" fo:font-size="11pt" style:font-size-asian="11pt"/>
    </style:style>
    <style:style style:name="T112" style:parent-style-name="Policepardéfaut" style:family="text">
      <style:text-properties style:font-name="SFTT1095" fo:font-style="italic" style:font-style-asian="italic" style:font-style-complex="italic" fo:color="#000000" fo:font-size="11pt" style:font-size-asian="11pt"/>
    </style:style>
    <style:style style:name="T113" style:parent-style-name="Policepardéfaut" style:family="text">
      <style:text-properties style:font-name="SFTT1095" fo:color="#000000" fo:font-size="11pt" style:font-size-asian="11pt"/>
    </style:style>
    <style:style style:name="T114" style:parent-style-name="Policepardéfaut" style:family="text">
      <style:text-properties style:font-name="SFTT1095" fo:color="#000000" fo:font-size="11pt" style:font-size-asian="11pt"/>
    </style:style>
    <style:style style:name="T115" style:parent-style-name="Policepardéfaut" style:family="text">
      <style:text-properties style:font-name="SFTT1095" fo:color="#000000" fo:font-size="11pt" style:font-size-asian="11pt" fo:language="en" fo:country="US"/>
    </style:style>
    <style:style style:name="P116" style:parent-style-name="Standard" style:list-style-name="LFO3" style:family="paragraph"/>
    <style:style style:name="T117" style:parent-style-name="Policepardéfaut" style:family="text">
      <style:text-properties style:font-name="SFRM1095" fo:color="#000000" fo:font-size="11pt" style:font-size-asian="11pt"/>
    </style:style>
    <style:style style:name="T118" style:parent-style-name="Policepardéfaut" style:family="text">
      <style:text-properties style:font-name="SFRM1095" fo:font-size="11pt" style:font-size-asian="11pt"/>
    </style:style>
    <style:style style:name="T119" style:parent-style-name="Policepardéfaut" style:family="text">
      <style:text-properties style:font-name="SFTT1095" fo:font-size="11pt" style:font-size-asian="11pt"/>
    </style:style>
    <style:style style:name="T120" style:parent-style-name="Policepardéfaut" style:family="text">
      <style:text-properties style:font-name="SFRM1095" fo:font-size="11pt" style:font-size-asian="11pt"/>
    </style:style>
    <style:style style:name="T121" style:parent-style-name="Policepardéfaut" style:family="text">
      <style:text-properties style:font-name="SFRM1095" fo:font-size="11pt" style:font-size-asian="11pt"/>
    </style:style>
    <style:style style:name="T122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23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P124" style:parent-style-name="Standard" style:list-style-name="LFO3" style:family="paragraph"/>
    <style:style style:name="T125" style:parent-style-name="Policepardéfaut" style:family="text">
      <style:text-properties style:font-name="SFRM1095" fo:font-size="11pt" style:font-size-asian="11pt"/>
    </style:style>
    <style:style style:name="T126" style:parent-style-name="Policepardéfaut" style:family="text">
      <style:text-properties style:font-name="SFRM1095" fo:font-size="11pt" style:font-size-asian="11pt"/>
    </style:style>
    <style:style style:name="T127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28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129" style:parent-style-name="Policepardéfaut" style:family="text">
      <style:text-properties style:font-name="SFTT1095" fo:font-size="11pt" style:font-size-asian="11pt"/>
    </style:style>
    <style:style style:name="T130" style:parent-style-name="Policepardéfaut" style:family="text">
      <style:text-properties style:font-name="SFRM1095" fo:font-size="11pt" style:font-size-asian="11pt"/>
    </style:style>
    <style:style style:name="T131" style:parent-style-name="Policepardéfaut" style:family="text">
      <style:text-properties style:font-name="SFRM1095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/>
    </style:style>
    <style:style style:name="T132" style:parent-style-name="Policepardéfaut" style:family="text">
      <style:text-properties style:font-name="SFRM1095" fo:font-size="11pt" style:font-size-asian="11pt"/>
    </style:style>
    <style:style style:name="P133" style:parent-style-name="Standard" style:list-style-name="LFO4" style:family="paragraph"/>
    <style:style style:name="T134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35" style:parent-style-name="Policepardéfaut" style:family="text">
      <style:text-properties style:font-name="SFRM1095" fo:font-size="11pt" style:font-size-asian="11pt"/>
    </style:style>
    <style:style style:name="T136" style:parent-style-name="Policepardéfaut" style:family="text">
      <style:text-properties style:font-name="SFRM1095" fo:font-size="11pt" style:font-size-asian="11pt"/>
    </style:style>
    <style:style style:name="T137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P138" style:parent-style-name="Standard" style:list-style-name="LFO4" style:family="paragraph"/>
    <style:style style:name="T139" style:parent-style-name="Policepardéfaut" style:family="text">
      <style:text-properties style:font-name="SFRM1095" fo:font-style="italic" style:font-style-asian="italic" style:font-style-complex="italic" fo:color="#FF0000" fo:font-size="11pt" style:font-size-asian="11pt"/>
    </style:style>
    <style:style style:name="T140" style:parent-style-name="Policepardéfaut" style:family="text">
      <style:text-properties style:font-name="SFRM1095" fo:font-size="11pt" style:font-size-asian="11pt"/>
    </style:style>
    <style:style style:name="T141" style:parent-style-name="Policepardéfaut" style:family="text">
      <style:text-properties style:font-name="SFRM1095" fo:font-size="11pt" style:font-size-asian="11pt"/>
    </style:style>
    <style:style style:name="T142" style:parent-style-name="Policepardéfaut" style:family="text">
      <style:text-properties style:font-name="SFRM1095" fo:font-size="11pt" style:font-size-asian="11pt"/>
    </style:style>
    <style:style style:name="T143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P144" style:parent-style-name="Standard" style:list-style-name="LFO4" style:family="paragraph"/>
    <style:style style:name="T145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46" style:parent-style-name="Policepardéfaut" style:family="text">
      <style:text-properties style:font-name="SFRM1095" fo:font-size="11pt" style:font-size-asian="11pt"/>
    </style:style>
    <style:style style:name="T147" style:parent-style-name="Policepardéfaut" style:family="text">
      <style:text-properties style:font-name="SFRM1095" fo:font-size="11pt" style:font-size-asian="11pt"/>
    </style:style>
    <style:style style:name="T148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P149" style:parent-style-name="Standard" style:list-style-name="LFO4" style:family="paragraph"/>
    <style:style style:name="T150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51" style:parent-style-name="Policepardéfaut" style:family="text">
      <style:text-properties style:font-name="SFRM1095" fo:font-size="11pt" style:font-size-asian="11pt"/>
    </style:style>
    <style:style style:name="T152" style:parent-style-name="Policepardéfaut" style:family="text">
      <style:text-properties style:font-name="SFRM1095" fo:font-size="11pt" style:font-size-asian="11pt"/>
    </style:style>
    <style:style style:name="T153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54" style:parent-style-name="Policepardéfaut" style:family="text">
      <style:text-properties style:font-name="SFRM1095" fo:font-size="11pt" style:font-size-asian="11pt"/>
    </style:style>
    <style:style style:name="T155" style:parent-style-name="Policepardéfaut" style:family="text">
      <style:text-properties style:font-name="SFRM1095" fo:font-size="11pt" style:font-size-asian="11pt"/>
    </style:style>
    <style:style style:name="T156" style:parent-style-name="Policepardéfaut" style:family="text">
      <style:text-properties style:font-name="SFRM1095" fo:font-size="11pt" style:font-size-asian="11pt"/>
    </style:style>
    <style:style style:name="T157" style:parent-style-name="Policepardéfaut" style:family="text">
      <style:text-properties style:font-name="SFRM1095" fo:font-size="11pt" style:font-size-asian="11pt"/>
    </style:style>
    <style:style style:name="T158" style:parent-style-name="Policepardéfaut" style:family="text">
      <style:text-properties style:font-name="SFRM1095" fo:font-size="11pt" style:font-size-asian="11pt"/>
    </style:style>
    <style:style style:name="T159" style:parent-style-name="Policepardéfaut" style:family="text">
      <style:text-properties style:font-name="SFRM1095" fo:font-size="11pt" style:font-size-asian="11pt"/>
    </style:style>
    <style:style style:name="T160" style:parent-style-name="Policepardéfaut" style:family="text">
      <style:text-properties style:font-name="SFRM1095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/>
    </style:style>
    <style:style style:name="P161" style:parent-style-name="Standard" style:list-style-name="LFO5" style:family="paragraph"/>
    <style:style style:name="T162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63" style:parent-style-name="Policepardéfaut" style:family="text">
      <style:text-properties style:font-name="SFRM1095" fo:font-size="11pt" style:font-size-asian="11pt"/>
    </style:style>
    <style:style style:name="T164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65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66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167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168" style:parent-style-name="Policepardéfaut" style:family="text">
      <style:text-properties style:font-name="SFTT1095" fo:font-size="11pt" style:font-size-asian="11pt"/>
    </style:style>
    <style:style style:name="T169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70" style:parent-style-name="Policepardéfaut" style:family="text">
      <style:text-properties style:font-name="SFRM1095" fo:font-size="11pt" style:font-size-asian="11pt"/>
    </style:style>
    <style:style style:name="T171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72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73" style:parent-style-name="Policepardéfaut" style:family="text">
      <style:text-properties style:font-name="SFRM1095" fo:font-size="11pt" style:font-size-asian="11pt"/>
    </style:style>
    <style:style style:name="T174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75" style:parent-style-name="Policepardéfaut" style:family="text">
      <style:text-properties style:font-name="SFRM1095" fo:font-size="11pt" style:font-size-asian="11pt"/>
    </style:style>
    <style:style style:name="T176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77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78" style:parent-style-name="Policepardéfaut" style:family="text">
      <style:text-properties style:font-name="SFRM1095" fo:font-size="11pt" style:font-size-asian="11pt"/>
    </style:style>
    <style:style style:name="P179" style:parent-style-name="Standard" style:list-style-name="LFO5" style:family="paragraph"/>
    <style:style style:name="T180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81" style:parent-style-name="Policepardéfaut" style:family="text">
      <style:text-properties style:font-name="SFRM1095" fo:font-size="11pt" style:font-size-asian="11pt"/>
    </style:style>
    <style:style style:name="T182" style:parent-style-name="Policepardéfaut" style:family="text">
      <style:text-properties style:font-name="SFTT1095" fo:font-size="11pt" style:font-size-asian="11pt"/>
    </style:style>
    <style:style style:name="T183" style:parent-style-name="Policepardéfaut" style:family="text">
      <style:text-properties style:font-name="SFRM1095" fo:font-size="11pt" style:font-size-asian="11pt"/>
    </style:style>
    <style:style style:name="T184" style:parent-style-name="Policepardéfaut" style:family="text">
      <style:text-properties style:font-name="SFRM1095" fo:font-size="11pt" style:font-size-asian="11pt"/>
    </style:style>
    <style:style style:name="T185" style:parent-style-name="Policepardéfaut" style:family="text">
      <style:text-properties style:font-name="SFTT1095" fo:font-size="11pt" style:font-size-asian="11pt"/>
    </style:style>
    <style:style style:name="T186" style:parent-style-name="Policepardéfaut" style:family="text">
      <style:text-properties style:font-name="SFTT1095" fo:font-size="11pt" style:font-size-asian="11pt"/>
    </style:style>
    <style:style style:name="T187" style:parent-style-name="Policepardéfaut" style:family="text">
      <style:text-properties style:font-name="SFTT1095" fo:font-size="11pt" style:font-size-asian="11pt"/>
    </style:style>
    <style:style style:name="T188" style:parent-style-name="Policepardéfaut" style:family="text">
      <style:text-properties style:font-name="SFRM1095" fo:font-size="11pt" style:font-size-asian="11pt"/>
    </style:style>
    <style:style style:name="P189" style:parent-style-name="Standard" style:list-style-name="LFO5" style:family="paragraph"/>
    <style:style style:name="T190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91" style:parent-style-name="Policepardéfaut" style:family="text">
      <style:text-properties style:font-name="SFRM1095" fo:font-size="11pt" style:font-size-asian="11pt"/>
    </style:style>
    <style:style style:name="T192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93" style:parent-style-name="Policepardéfaut" style:family="text">
      <style:text-properties style:font-name="SFRM1095" fo:font-size="11pt" style:font-size-asian="11pt"/>
    </style:style>
    <style:style style:name="T194" style:parent-style-name="Policepardéfaut" style:family="text">
      <style:text-properties style:font-name="SFRM1095" fo:font-size="11pt" style:font-size-asian="11pt"/>
    </style:style>
    <style:style style:name="P195" style:parent-style-name="Standard" style:list-style-name="LFO5" style:family="paragraph"/>
    <style:style style:name="T196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197" style:parent-style-name="Policepardéfaut" style:family="text">
      <style:text-properties style:font-name="SFRM1095" fo:font-size="11pt" style:font-size-asian="11pt"/>
    </style:style>
    <style:style style:name="T198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199" style:parent-style-name="Policepardéfaut" style:family="text">
      <style:text-properties style:font-name="SFRM1095" fo:font-size="11pt" style:font-size-asian="11pt"/>
    </style:style>
    <style:style style:name="T200" style:parent-style-name="Policepardéfaut" style:family="text">
      <style:text-properties style:font-name="SFRM1095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/>
    </style:style>
    <style:style style:name="T201" style:parent-style-name="Policepardéfaut" style:family="text">
      <style:text-properties style:font-name="SFRM1095" fo:font-size="11pt" style:font-size-asian="11pt"/>
    </style:style>
    <style:style style:name="P202" style:parent-style-name="Standard" style:list-style-name="LFO6" style:family="paragraph"/>
    <style:style style:name="T203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04" style:parent-style-name="Policepardéfaut" style:family="text">
      <style:text-properties style:font-name="SFRM1095" fo:font-size="11pt" style:font-size-asian="11pt"/>
    </style:style>
    <style:style style:name="T205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06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07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208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09" style:parent-style-name="Policepardéfaut" style:family="text">
      <style:text-properties style:font-name="SFRM1095" fo:font-size="11pt" style:font-size-asian="11pt"/>
    </style:style>
    <style:style style:name="P210" style:parent-style-name="Standard" style:list-style-name="LFO6" style:family="paragraph"/>
    <style:style style:name="T211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12" style:parent-style-name="Policepardéfaut" style:family="text">
      <style:text-properties style:font-name="SFRM1095" fo:font-size="11pt" style:font-size-asian="11pt"/>
    </style:style>
    <style:style style:name="T213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14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215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16" style:parent-style-name="Policepardéfaut" style:family="text">
      <style:text-properties style:font-name="SFRM1095" fo:font-size="11pt" style:font-size-asian="11pt"/>
    </style:style>
    <style:style style:name="P217" style:parent-style-name="Standard" style:list-style-name="LFO6" style:family="paragraph"/>
    <style:style style:name="T218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19" style:parent-style-name="Policepardéfaut" style:family="text">
      <style:text-properties style:font-name="SFRM1095" fo:font-size="11pt" style:font-size-asian="11pt"/>
    </style:style>
    <style:style style:name="T220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21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222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23" style:parent-style-name="Policepardéfaut" style:family="text">
      <style:text-properties style:font-name="SFRM1095" fo:font-size="11pt" style:font-size-asian="11pt"/>
    </style:style>
    <style:style style:name="T224" style:parent-style-name="Policepardéfaut" style:family="text">
      <style:text-properties style:font-name="SFRM1095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/>
    </style:style>
    <style:style style:name="T225" style:parent-style-name="Policepardéfaut" style:family="text">
      <style:text-properties style:font-name="SFRM1095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27" style:parent-style-name="Standard" style:list-style-name="LFO7" style:family="paragraph"/>
    <style:style style:name="T228" style:parent-style-name="Policepardéfaut" style:family="text">
      <style:text-properties style:font-name="SFRM1095" fo:font-size="11pt" style:font-size-asian="11pt"/>
    </style:style>
    <style:style style:name="T229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30" style:parent-style-name="Policepardéfaut" style:family="text">
      <style:text-properties style:font-name="SFRM1095" fo:font-size="11pt" style:font-size-asian="11pt"/>
    </style:style>
    <style:style style:name="T231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32" style:parent-style-name="Policepardéfaut" style:family="text">
      <style:text-properties style:font-name="SFRM1095" fo:font-style="italic" style:font-style-asian="italic" style:font-style-complex="italic" fo:color="#FF0000" fo:font-size="11pt" style:font-size-asian="11pt"/>
    </style:style>
    <style:style style:name="T233" style:parent-style-name="Policepardéfaut" style:family="text">
      <style:text-properties style:font-name="SFRM1095" fo:font-size="11pt" style:font-size-asian="11pt"/>
    </style:style>
    <style:style style:name="T234" style:parent-style-name="Policepardéfaut" style:family="text">
      <style:text-properties style:font-name="SFRM1095" fo:font-size="11pt" style:font-size-asian="11pt"/>
    </style:style>
    <style:style style:name="T235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36" style:parent-style-name="Policepardéfaut" style:family="text">
      <style:text-properties style:font-name="SFRM1095" fo:font-size="11pt" style:font-size-asian="11pt"/>
    </style:style>
    <style:style style:name="T237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38" style:parent-style-name="Policepardéfaut" style:family="text">
      <style:text-properties style:font-name="SFRM1095" fo:font-size="11pt" style:font-size-asian="11pt"/>
    </style:style>
    <style:style style:name="T239" style:parent-style-name="Policepardéfaut" style:family="text">
      <style:text-properties style:font-name="SFRM1095" fo:font-size="11pt" style:font-size-asian="11pt"/>
    </style:style>
    <style:style style:name="T240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41" style:parent-style-name="Policepardéfaut" style:family="text">
      <style:text-properties style:font-name="SFRM1095" fo:font-size="11pt" style:font-size-asian="11pt"/>
    </style:style>
    <style:style style:name="T242" style:parent-style-name="Policepardéfaut" style:family="text">
      <style:text-properties style:font-name="SFRM1095" fo:font-size="11pt" style:font-size-asian="11pt"/>
    </style:style>
    <style:style style:name="P243" style:parent-style-name="Standard" style:list-style-name="LFO7" style:family="paragraph"/>
    <style:style style:name="T244" style:parent-style-name="Policepardéfaut" style:family="text">
      <style:text-properties style:font-name="SFRM1095" fo:font-size="11pt" style:font-size-asian="11pt"/>
    </style:style>
    <style:style style:name="T245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46" style:parent-style-name="Policepardéfaut" style:family="text">
      <style:text-properties style:font-name="SFRM1095" fo:font-size="11pt" style:font-size-asian="11pt"/>
    </style:style>
    <style:style style:name="T247" style:parent-style-name="Policepardéfaut" style:family="text">
      <style:text-properties style:font-name="SFRM1095" fo:font-size="11pt" style:font-size-asian="11pt"/>
    </style:style>
    <style:style style:name="T248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49" style:parent-style-name="Policepardéfaut" style:family="text">
      <style:text-properties style:font-name="SFRM1095" fo:font-size="11pt" style:font-size-asian="11pt"/>
    </style:style>
    <style:style style:name="T250" style:parent-style-name="Policepardéfaut" style:family="text">
      <style:text-properties style:font-name="SFRM1095" fo:font-style="italic" style:font-style-asian="italic" style:font-style-complex="italic" fo:color="#FF0000" fo:font-size="11pt" style:font-size-asian="11pt"/>
    </style:style>
    <style:style style:name="T251" style:parent-style-name="Policepardéfaut" style:family="text">
      <style:text-properties style:font-name="SFRM1095" fo:font-size="11pt" style:font-size-asian="11pt"/>
    </style:style>
    <style:style style:name="T252" style:parent-style-name="Policepardéfaut" style:family="text">
      <style:text-properties style:font-name="SFRM1095" fo:font-size="11pt" style:font-size-asian="11pt"/>
    </style:style>
    <style:style style:name="T253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54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55" style:parent-style-name="Policepardéfaut" style:family="text">
      <style:text-properties style:font-name="SFRM1095" fo:font-size="11pt" style:font-size-asian="11pt"/>
    </style:style>
    <style:style style:name="T256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57" style:parent-style-name="Policepardéfaut" style:family="text">
      <style:text-properties style:font-name="SFRM1095" fo:font-size="11pt" style:font-size-asian="11pt"/>
    </style:style>
    <style:style style:name="T258" style:parent-style-name="Policepardéfaut" style:family="text">
      <style:text-properties style:font-name="SFRM1095" fo:font-size="11pt" style:font-size-asian="11pt"/>
    </style:style>
    <style:style style:name="T259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60" style:parent-style-name="Policepardéfaut" style:family="text">
      <style:text-properties style:font-name="SFRM1095" fo:font-size="11pt" style:font-size-asian="11pt"/>
    </style:style>
    <style:style style:name="T261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62" style:parent-style-name="Policepardéfaut" style:family="text">
      <style:text-properties style:font-name="SFRM1095" fo:font-size="11pt" style:font-size-asian="11pt"/>
    </style:style>
    <style:style style:name="T263" style:parent-style-name="Policepardéfaut" style:family="text">
      <style:text-properties style:font-name="SFRM1095" fo:font-size="11pt" style:font-size-asian="11pt"/>
    </style:style>
    <style:style style:name="T264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65" style:parent-style-name="Policepardéfaut" style:family="text">
      <style:text-properties style:font-name="SFRM1095" fo:font-size="11pt" style:font-size-asian="11pt"/>
    </style:style>
    <style:style style:name="P266" style:parent-style-name="Standard" style:list-style-name="LFO7" style:family="paragraph"/>
    <style:style style:name="T267" style:parent-style-name="Policepardéfaut" style:family="text">
      <style:text-properties style:font-name="SFRM1095" fo:font-style="italic" style:font-style-asian="italic" style:font-style-complex="italic" fo:color="#FF0000" fo:font-size="11pt" style:font-size-asian="11pt" style:text-underline-type="single" style:text-underline-style="solid" style:text-underline-width="auto" style:text-underline-mode="continuous"/>
    </style:style>
    <style:style style:name="T268" style:parent-style-name="Policepardéfaut" style:family="text">
      <style:text-properties style:font-name="SFRM1095" fo:font-size="11pt" style:font-size-asian="11pt"/>
    </style:style>
    <style:style style:name="T269" style:parent-style-name="Policepardéfaut" style:family="text">
      <style:text-properties style:font-name="SFRM1095" fo:font-size="11pt" style:font-size-asian="11pt"/>
    </style:style>
    <style:style style:name="T270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71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272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73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274" style:parent-style-name="Policepardéfaut" style:family="text">
      <style:text-properties style:font-name="SFRM1095" fo:font-style="italic" style:font-style-asian="italic" style:font-style-complex="italic" fo:font-size="11pt" style:font-size-asian="11pt"/>
    </style:style>
    <style:style style:name="T275" style:parent-style-name="Policepardéfaut" style:family="text">
      <style:text-properties style:font-name="SFTT1095" fo:font-style="italic" style:font-style-asian="italic" style:font-style-complex="italic" fo:font-size="11pt" style:font-size-asian="11pt"/>
    </style:style>
    <style:style style:name="T276" style:parent-style-name="Policepardéfaut" style:family="text">
      <style:text-properties style:font-name="SFTI1095" fo:font-style="italic" style:font-style-asian="italic" style:font-style-complex="italic" fo:font-size="11pt" style:font-size-asian="11pt"/>
    </style:style>
    <style:style style:name="T277" style:parent-style-name="Policepardéfaut" style:family="text">
      <style:text-properties style:font-name="SFRM1095" fo:font-size="11pt" style:font-size-asian="11pt"/>
    </style:style>
    <style:style style:name="T278" style:parent-style-name="Policepardéfaut" style:family="text">
      <style:text-properties style:font-name="SFRM1095" fo:font-size="11pt" style:font-size-asian="11pt"/>
    </style:style>
    <style:style style:name="T279" style:parent-style-name="Policepardéfaut" style:family="text">
      <style:text-properties style:font-name="SFRM1095" fo:font-size="11pt" style:font-size-asian="11pt"/>
    </style:style>
    <style:style style:name="T280" style:parent-style-name="Policepardéfaut" style:family="text">
      <style:text-properties style:font-name="SFRM1095" fo:font-size="11pt" style:font-size-asian="11pt"/>
    </style:style>
    <style:style style:name="T281" style:parent-style-name="Policepardéfaut" style:family="text">
      <style:text-properties style:font-name="SFRM1095" fo:font-size="11pt" style:font-size-asian="11pt"/>
    </style:style>
    <style:style style:name="T282" style:parent-style-name="Policepardéfaut" style:family="text">
      <style:text-properties style:font-name="SFRM1095" fo:font-size="11pt" style:font-size-asian="11pt"/>
    </style:style>
    <style:style style:name="T283" style:parent-style-name="Policepardéfaut" style:family="text">
      <style:text-properties style:font-name="SFRM1095" fo:font-size="11pt" style:font-size-asian="11pt"/>
    </style:style>
    <style:style style:name="T284" style:parent-style-name="Policepardéfaut" style:family="text">
      <style:text-properties style:font-name="SFRM1095" fo:font-size="11pt" style:font-size-asian="11pt"/>
    </style:style>
    <style:style style:name="T285" style:parent-style-name="Policepardéfaut" style:family="text">
      <style:text-properties style:font-name="SFTT1095" fo:font-size="11pt" style:font-size-asian="11pt"/>
    </style:style>
    <style:style style:name="T286" style:parent-style-name="Policepardéfaut" style:family="text">
      <style:text-properties style:font-name="SFTT1095" fo:font-size="11pt" style:font-size-asian="11pt"/>
    </style:style>
    <style:style style:name="T287" style:parent-style-name="Policepardéfaut" style:family="text">
      <style:text-properties style:font-name="SFTT1095" fo:font-size="11pt" style:font-size-asian="11pt"/>
    </style:style>
    <style:style style:name="T288" style:parent-style-name="Policepardéfaut" style:family="text">
      <style:text-properties style:font-name="SFRM1095" fo:font-size="11pt" style:font-size-asian="11pt"/>
    </style:style>
    <style:style style:name="T289" style:parent-style-name="Policepardéfaut" style:family="text">
      <style:text-properties style:font-name="SFRM1095" fo:font-size="11pt" style:font-size-asian="11pt"/>
    </style:style>
    <style:style style:name="T290" style:parent-style-name="Policepardéfaut" style:family="text">
      <style:text-properties style:font-name="SFRM1095" fo:font-size="11pt" style:font-size-asian="11pt"/>
    </style:style>
    <style:style style:name="T291" style:parent-style-name="Policepardéfaut" style:family="text">
      <style:text-properties style:font-name="SFRM1095" fo:font-size="11pt" style:font-size-asian="11pt"/>
    </style:style>
    <style:style style:name="T292" style:parent-style-name="Policepardéfaut" style:family="text">
      <style:text-properties style:font-name="SFRM1095" fo:font-size="11pt" style:font-size-asian="11pt"/>
    </style:style>
    <style:style style:name="P293" style:parent-style-name="Standard" style:family="paragraph">
      <style:text-properties fo:font-style="italic" style:font-style-asian="italic" style:font-style-complex="italic"/>
    </style:style>
    <style:style style:name="P294" style:parent-style-name="Standard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">Système </text:span>:</text:p>
      <text:p text:style-name="P3">TDM1<text:s/></text:p>
      <text:p text:style-name="Standard">KAMICHE MOHAMED<text:s/></text:p>
      <text:p text:style-name="Standard"><text:span text:style-name="T4">L2</text:span><text:span text:style-name="T5"><text:s/>TPA1</text:span></text:p>
      <text:p text:style-name="P6"/>
      <text:p text:style-name="Standard"><text:span text:style-name="T7">Exercice 1 </text:span><text:span text:style-name="T8">:</text:span></text:p>
      <text:p text:style-name="P9"/>
      <text:list text:style-name="LFO1" text:continue-numbering="true">
        <text:list-item>
          <text:p text:style-name="P10"><text:span text:style-name="T11">ls</text:span><text:span text:style-name="T12"><text:s/>users/linfg/infg0/S3/*.txt</text:span></text:p>
        </text:list-item>
        <text:list-item>
          <text:p text:style-name="P13"><text:span text:style-name="T14">echo</text:span><text:span text:style-name="T15"><text:s/>‘ Le renard dit "Oh, Monsieur du Corbeau" ‘</text:span></text:p>
        </text:list-item>
      </text:list>
      <text:p text:style-name="Standard"><text:span text:style-name="T16">echo</text:span><text:span text:style-name="T17"><text:s/>‘ J’ai gagne $100 a l’Alcazar ‘</text:span></text:p>
      <text:p text:style-name="Standard"><text:span text:style-name="T18">echo</text:span><text:span text:style-name="T19"><text:s/>‘ Commentaire : \* Initialisation *\ ‘</text:span></text:p>
      <text:p text:style-name="Standard"/>
      <text:p text:style-name="Standard"><text:span text:style-name="T20">Exercice 2 :</text:span></text:p>
      <text:p text:style-name="P21"/>
      <text:list text:style-name="LFO2" text:continue-numbering="true">
        <text:list-item>
          <text:p text:style-name="P22"><text:span text:style-name="T23">Pour le déplacement on utilise la commande<text:s/></text:span><text:span text:style-name="T24">cd</text:span><text:span text:style-name="T25"><text:s/></text:span><text:span text:style-name="T26">et pour afficher le nom du<text:s/></text:span><text:span text:style-name="T27">répertoire courant on utilise la commande<text:s/></text:span><text:span text:style-name="T28">pwd</text:span></text:p>
        </text:list-item>
        <text:list-item>
          <text:p text:style-name="P29"><text:span text:style-name="T30">Pour créer un répertoire et un sous-répertoire on utilise la commande <text:s/></text:span><text:span text:style-name="T31">mkdir</text:span><text:span text:style-name="T32"><text:s/></text:span><text:span text:style-name="T33">-p<text:s/></text:span><text:span text:style-name="T34">users/linfg/linfg0/S3/</text:span><text:span text:style-name="T35">REP/SOUSREP</text:span></text:p>
        </text:list-item>
        <text:list-item>
          <text:p text:style-name="P36"><text:span text:style-name="T37">Pour copier le fichier<text:s/></text:span><text:span text:style-name="T38">liste.txt</text:span><text:span text:style-name="T39"><text:s/>dans le<text:s/></text:span><text:span text:style-name="T40">SOUSREP</text:span><text:span text:style-name="T41"><text:s/>on utilise la commande<text:s/></text:span><text:span text:style-name="T42">cp</text:span><text:span text:style-name="T43"><text:s/></text:span><text:span text:style-name="T44">users/linfg/linfg0/</text:span><text:span text:style-name="T45">S3/liste.txt</text:span><text:span text:style-name="T46"><text:s text:c="2"/>users/linfg/linfg0/S3/REP/SOUSREP</text:span></text:p>
        </text:list-item>
        <text:list-item>
          <text:p text:style-name="P47"><text:span text:style-name="T48">On utilise la commande</text:span><text:span text:style-name="T49"><text:s/></text:span><text:span text:style-name="T50">cd</text:span><text:span text:style-name="T51"><text:s/></text:span><text:span text:style-name="T52">users/linfg/linfg0/S3/REP/SOUSREP pour se déplacer à SOUSREP<text:s/></text:span><text:span text:style-name="T53">et pour afficher le contenu de<text:s/></text:span><text:span text:style-name="T54">SOUSREP<text:s/></text:span><text:span text:style-name="T55">on utilise la commande<text:s/></text:span><text:span text:style-name="T56">ls</text:span><text:span text:style-name="T57"><text:s/>.</text:span></text:p>
        </text:list-item>
        <text:list-item>
          <text:p text:style-name="P58"><text:span text:style-name="T59">On utilise la commande</text:span><text:span text:style-name="T60"><text:s/></text:span><text:span text:style-name="T61">mv</text:span><text:span text:style-name="T62"><text:s text:c="2"/></text:span><text:span text:style-name="T63">users/linfg/linfg0/S3/REP/SOUSREP/liste.txt <text:s/>users/linfg/linfg0/S3/REP<text:s/></text:span><text:span text:style-name="T64">pour déplacer le fichier liste.txt vers<text:s/></text:span><text:span text:style-name="T65">REP</text:span></text:p>
        </text:list-item>
        <text:list-item>
          <text:p text:style-name="P66"><text:span text:style-name="T67">Pour supprimer le répertoire<text:s/></text:span><text:span text:style-name="T68">REP</text:span><text:span text:style-name="T69"><text:s/>on utilise la <text:s/>commande</text:span><text:span text:style-name="T70"><text:s/></text:span><text:span text:style-name="T71">rm</text:span><text:span text:style-name="T72"><text:s/>-p <text:s/>users/linfg/linfg0/S3/REP</text:span></text:p>
        </text:list-item>
      </text:list>
      <text:p text:style-name="P73"/>
      <text:p text:style-name="Standard"><text:span text:style-name="T74">Exercice 3 :</text:span></text:p>
      <text:p text:style-name="Standard"/>
      <text:list text:style-name="LFO3" text:continue-numbering="true">
        <text:list-item>
          <text:p text:style-name="P75"><text:span text:style-name="T76">Pour copier le fichier <text:s/></text:span><text:span text:style-name="T77">users/</text:span><text:span text:style-name="T78">linfg/linfg0/S3/liste.txt<text:s/></text:span><text:span text:style-name="T79">sans se déplacer on utilise la commande<text:s/></text:span><text:span text:style-name="T80">cp</text:span><text:span text:style-name="T81"><text:s/></text:span><text:span text:style-name="T82">users/linfg/linfg0/S3/liste.txt<text:s/></text:span><text:span text:style-name="T83"><text:s/></text:span><text:span text:style-name="T84">.</text:span></text:p>
        </text:list-item>
        <text:list-item>
          <text:p text:style-name="P85"><text:span text:style-name="T86">Pour afficher le contenu de cette copie , on utilise la commande</text:span><text:span text:style-name="T87"><text:s/></text:span><text:span text:style-name="T88">more</text:span><text:span text:style-name="T89"><text:s/></text:span><text:span text:style-name="T90">liste.txt</text:span></text:p>
        </text:list-item>
      </text:list>
      <text:p text:style-name="Standard"><text:span text:style-name="T91">&gt; - ça affiche une lise de type<text:s/></text:span><text:span text:style-name="T92">NOM PRNOM login<text:s/></text:span><text:span text:style-name="T93">-</text:span></text:p>
      <text:list text:style-name="LFO3" text:continue-numbering="true">
        <text:list-item>
          <text:p text:style-name="P94"><text:span text:style-name="T95">Pour afficher les droits du fichier liste.txt on utilise la commande<text:s/></text:span><text:span text:style-name="T96">ls</text:span><text:span text:style-name="T97"><text:s/></text:span><text:span text:style-name="T98">-l liste.txt</text:span></text:p>
        </text:list-item>
      </text:list>
      <text:p text:style-name="Standard"><text:span text:style-name="T99">&gt; -rwxr-xr-x 1 kamic kamic 3773 Sep 23</text:span><text:span text:style-name="T100"><text:s/>19:23 liste.txt</text:span></text:p>
      <text:list text:style-name="LFO3" text:continue-numbering="true">
        <text:list-item>
          <text:p text:style-name="P101"><text:span text:style-name="T102">Interdire le droit d’écriture :<text:s/></text:span><text:span text:style-name="T103">chmod</text:span><text:span text:style-name="T104"><text:s/>-w liste.txt</text:span></text:p>
        </text:list-item>
        <text:list-item>
          <text:p text:style-name="P105"><text:span text:style-name="T106">Contrôle d’accès effectuée :<text:s/></text:span><text:span text:style-name="T107">ls</text:span><text:span text:style-name="T108"><text:s/>-l liste.txt</text:span></text:p>
        </text:list-item>
      </text:list>
      <text:p text:style-name="Standard"><text:span text:style-name="T109">&gt;-r-xr-xr-x 1 kamic kamic 3773 Sep 23 19:23 liste.txt</text:span></text:p>
      <text:list text:style-name="LFO3" text:continue-numbering="true">
        <text:list-item>
          <text:p text:style-name="P110"><text:span text:style-name="T111">En essayant de changer un prénom dans le fichier liste.txt :<text:s/></text:span><text:span text:style-name="T112">nano liste.txt ,<text:s/></text:span><text:span text:style-name="T113">ça nous a</text:span><text:span text:style-name="T114">ffiche</text:span></text:p>
        </text:list-item>
      </text:list>
      <text:p text:style-name="Standard"><text:span text:style-name="T115">&gt; [ Error writing liste.txt: Permission denied ]</text:span></text:p>
      <text:list text:style-name="LFO3" text:continue-numbering="true">
        <text:list-item>
          <text:p text:style-name="P116"><text:span text:style-name="T117">Pour rétablir l</text:span><text:span text:style-name="T118">’accès en écriture au fichier<text:s/></text:span><text:span text:style-name="T119">liste.txt<text:s/></text:span><text:span text:style-name="T120">pour le propriétaire on utilise la commande</text:span></text:p>
        </text:list-item>
      </text:list>
      <text:p text:style-name="Standard"><text:span text:style-name="T121"><text:s/></text:span><text:span text:style-name="T122">chmod</text:span><text:span text:style-name="T123"><text:s/>+w liste.txt</text:span></text:p>
      <text:list text:style-name="LFO3" text:continue-numbering="true">
        <text:list-item>
          <text:p text:style-name="P124"><text:span text:style-name="T125">Cette fois en d</text:span><text:span text:style-name="T126">’effectuer la modification précédente, à l’aide de</text:span><text:span text:style-name="T127"><text:s/>nano liste.txt</text:span><text:span text:style-name="T128"><text:s/></text:span><text:span text:style-name="T129">on a pu écrire sur le fichier et sauvegarder<text:s/></text:span><text:span text:style-name="T130">.</text:span></text:p>
        </text:list-item>
      </text:list>
      <text:p text:style-name="Standard"/>
      <text:p text:style-name="Standard"><text:span text:style-name="T131">Exercice 4 :</text:span></text:p>
      <text:p text:style-name="Standard"><text:span text:style-name="T132"><text:tab/></text:span></text:p>
      <text:list text:style-name="LFO4" text:continue-numbering="true">
        <text:list-item>
          <text:p text:style-name="P133"><text:span text:style-name="T134">tail</text:span><text:span text:style-name="T135"><text:s/>-n -5 liste.txt</text:span></text:p>
        </text:list-item>
      </text:list>
      <text:p text:style-name="Standard"><text:span text:style-name="T136">--&gt;<text:s/></text:span><text:span text:style-name="T137">Récupérer et afficher les 5 dernière lignes de liste.txt</text:span></text:p>
      <text:list text:style-name="LFO4" text:continue-numbering="true">
        <text:list-item>
          <text:p text:style-name="P138"><text:span text:style-name="T139">tail</text:span><text:span text:style-name="T140"><text:s/>-n +5 liste</text:span><text:span text:style-name="T141">.txt</text:span></text:p>
        </text:list-item>
      </text:list>
      <text:p text:style-name="Standard"><text:span text:style-name="T142">--&gt;<text:s/></text:span><text:span text:style-name="T143">Récupérer et afficher toutes les lignes qui viennent après la ligne 5 du fichier liste.txt .</text:span></text:p>
      <text:list text:style-name="LFO4" text:continue-numbering="true">
        <text:list-item>
          <text:p text:style-name="P144"><text:span text:style-name="T145">head</text:span><text:span text:style-name="T146"><text:s/>-5 liste.txt</text:span></text:p>
        </text:list-item>
      </text:list>
      <text:p text:style-name="Standard"><text:span text:style-name="T147">--&gt;<text:s/></text:span><text:span text:style-name="T148">Récupérer et afficher les 5 premières ligne du fichier liste.txt .</text:span></text:p>
      <text:list text:style-name="LFO4" text:continue-numbering="true">
        <text:list-item>
          <text:p text:style-name="P149"><text:span text:style-name="T150">head</text:span><text:span text:style-name="T151"><text:s/>liste.txt</text:span></text:p>
        </text:list-item>
      </text:list>
      <text:p text:style-name="Standard"><text:span text:style-name="T152">--&gt;<text:s/></text:span><text:span text:style-name="T153">Récupérer et afficher les 10 première ligne du fichier liste.txt .</text:span></text:p>
      <text:soft-page-break/>
      <text:p text:style-name="Standard"><text:span text:style-name="T154"><text:tab/></text:span></text:p>
      <text:p text:style-name="Standard"><text:span text:style-name="T155"><text:tab/></text:span><text:span text:style-name="T156"><text:tab/></text:span></text:p>
      <text:p text:style-name="Standard"><text:span text:style-name="T157"><text:tab/></text:span></text:p>
      <text:p text:style-name="Standard"><text:span text:style-name="T158"><text:tab/></text:span></text:p>
      <text:p text:style-name="Standard"><text:span text:style-name="T159"><text:tab/></text:span><text:span text:style-name="T160">Exercice 5 :</text:span></text:p>
      <text:p text:style-name="Standard"/>
      <text:list text:style-name="LFO5" text:continue-numbering="true">
        <text:list-item>
          <text:p text:style-name="P161"><text:span text:style-name="T162">grep</text:span><text:span text:style-name="T163"><text:s/>'linfg[0-9]$' liste.txt | sort -k3 &gt; tmp <text:s/>(<text:s/></text:span><text:span text:style-name="T164">Trier les étudiants dont le numéro ne comporte qu’un chiffre et écrire le résultat dans un<text:s/></text:span><text:span text:style-name="T165">fichier<text:s/></text:span><text:span text:style-name="T166">te</text:span><text:span text:style-name="T167">mp</text:span><text:span text:style-name="T168"><text:s/>)</text:span></text:p>
        </text:list-item>
      </text:list>
      <text:p text:style-name="Standard"/>
      <text:p text:style-name="Standard"><text:span text:style-name="T169">grep</text:span><text:span text:style-name="T170"><text:s/>'linfg[0-9][0-9]$' liste.txt | sort -k3 &gt;&gt; tmp (<text:s/></text:span><text:span text:style-name="T171">Trier les étudiants dont le numéro comporte deux chiffres exactement, et les rajouter au fichier<text:s/></text:span><text:span text:style-name="T172">précédent<text:s/></text:span><text:span text:style-name="T173">)</text:span></text:p>
      <text:p text:style-name="Standard"/>
      <text:p text:style-name="Standard"><text:span text:style-name="T174">grep</text:span><text:span text:style-name="T175"><text:s/>'linfg[0-9][0-9][0-9]$' liste.txt | sort -k3 &gt;&gt; tmp (<text:s/></text:span><text:span text:style-name="T176">Trier les étudiants dont le</text:span><text:span text:style-name="T177"><text:s/>numéro comporte trois chiffres exactement, et les rajouter au fichier précédent<text:s/></text:span><text:span text:style-name="T178">)</text:span></text:p>
      <text:p text:style-name="Standard"/>
      <text:list text:style-name="LFO5" text:continue-numbering="true">
        <text:list-item>
          <text:p text:style-name="P179"><text:span text:style-name="T180">cat</text:span><text:span text:style-name="T181"><text:s/>tmp ( Afficher le contenu de<text:s/></text:span><text:span text:style-name="T182">temp</text:span><text:span text:style-name="T183"><text:s/>)</text:span></text:p>
        </text:list-item>
      </text:list>
      <text:p text:style-name="Standard"><text:span text:style-name="T184">&gt; <text:s text:c="2"/>ICHARD THOMAS linfg1</text:span></text:p>
      <text:p text:style-name="Standard"><text:span text:style-name="T185">….</text:span></text:p>
      <text:p text:style-name="Standard"><text:span text:style-name="T186">….</text:span></text:p>
      <text:p text:style-name="Standard"><text:span text:style-name="T187">….</text:span></text:p>
      <text:p text:style-name="Standard"><text:span text:style-name="T188">PRESSANTI RICHARD linfg156</text:span></text:p>
      <text:p text:style-name="Standard"/>
      <text:list text:style-name="LFO5" text:continue-numbering="true">
        <text:list-item>
          <text:p text:style-name="P189"><text:span text:style-name="T190">rm</text:span><text:span text:style-name="T191"><text:s/>tmp (</text:span><text:span text:style-name="T192"><text:s/>Détruire ce fichier</text:span><text:span text:style-name="T193"><text:s/>)</text:span></text:p>
        </text:list-item>
      </text:list>
      <text:p text:style-name="Standard"><text:span text:style-name="T194"><text:s/></text:span></text:p>
      <text:list text:style-name="LFO5" text:continue-numbering="true">
        <text:list-item>
          <text:p text:style-name="P195"><text:span text:style-name="T196">grep</text:span><text:span text:style-name="T197"><text:s/>'^[A-Z]' liste.txt | sort -k2 &gt; tmp (<text:s/></text:span><text:span text:style-name="T198">Trier ce fichier de manière à afficher la liste des étudiants par ordre alphabétique des prénoms</text:span><text:span text:style-name="T199"><text:s/>)</text:span></text:p>
        </text:list-item>
      </text:list>
      <text:p text:style-name="Standard"/>
      <text:p text:style-name="Standard"><text:span text:style-name="T200">Exercice 6 :</text:span></text:p>
      <text:p text:style-name="Standard"><text:span text:style-name="T201"><text:tab/></text:span></text:p>
      <text:list text:style-name="LFO6" text:continue-numbering="true">
        <text:list-item>
          <text:p text:style-name="P202"><text:span text:style-name="T203">grep<text:s/></text:span><text:span text:style-name="T204">' LAURENT' liste.txt (<text:s/></text:span><text:span text:style-name="T205">Afficher la liste des<text:s/></text:span><text:span text:style-name="T206">étudiants ayant<text:s/></text:span><text:span text:style-name="T207">LAURENT<text:s/></text:span><text:span text:style-name="T208">comme prénom</text:span><text:span text:style-name="T209"><text:s/>)</text:span></text:p>
        </text:list-item>
        <text:list-item>
          <text:p text:style-name="P210"><text:span text:style-name="T211">grep</text:span><text:span text:style-name="T212"><text:s/>-v 'linfg[0-9][0-9][0-9]$' liste.txt (<text:s/></text:span><text:span text:style-name="T213">Afficher la liste des étudiants ayant un numéro inférieur à<text:s/></text:span><text:span text:style-name="T214">100</text:span><text:span text:style-name="T215"><text:s/></text:span><text:span text:style-name="T216">)</text:span></text:p>
        </text:list-item>
        <text:list-item>
          <text:p text:style-name="P217"><text:span text:style-name="T218">grep</text:span><text:span text:style-name="T219"><text:s/>'1' liste.txt (<text:s/></text:span><text:span text:style-name="T220">Afficher la liste des étudiants ayant un numéro contenant un chiffre<text:s/></text:span><text:span text:style-name="T221">1<text:s/></text:span><text:span text:style-name="T222">au moins</text:span><text:span text:style-name="T223"><text:s/>)</text:span></text:p>
        </text:list-item>
      </text:list>
      <text:p text:style-name="Standard"/>
      <text:p text:style-name="Standard"><text:span text:style-name="T224">Exe</text:span><text:span text:style-name="T225">rcice 7 :</text:span></text:p>
      <text:p text:style-name="P226"/>
      <text:list text:style-name="LFO7" text:continue-numbering="true">
        <text:list-item>
          <text:p text:style-name="P227"><text:span text:style-name="T228"><text:s text:c="7"/>(<text:s/></text:span><text:span text:style-name="T229">première ligne</text:span><text:span text:style-name="T230"><text:s/>)</text:span></text:p>
        </text:list-item>
      </text:list>
      <text:p text:style-name="Standard"><text:span text:style-name="T231">echo</text:span><text:span text:style-name="T232"><text:s/></text:span><text:span text:style-name="T233">"Est-ce que j'arrive" &gt; tdm01.txt</text:span></text:p>
      <text:p text:style-name="Standard"/>
      <text:p text:style-name="Standard"><text:span text:style-name="T234">(</text:span><text:span text:style-name="T235"><text:s/>Deuxième ligne</text:span><text:span text:style-name="T236"><text:s/>)</text:span></text:p>
      <text:p text:style-name="Standard"><text:span text:style-name="T237">echo</text:span><text:span text:style-name="T238"><text:s/>"a rediriger la" &gt;&gt; tdm01.txt</text:span></text:p>
      <text:p text:style-name="Standard"/>
      <text:p text:style-name="Standard"><text:span text:style-name="T239">(<text:s/></text:span><text:span text:style-name="T240">Troisième ligne<text:s/></text:span><text:span text:style-name="T241">)</text:span></text:p>
      <text:p text:style-name="Standard">echo<text:span text:style-name="T242"><text:s/>"sortie standard" &gt;&gt; tdm01.txt</text:span></text:p>
      <text:p text:style-name="Standard"/>
      <text:list text:style-name="LFO7" text:continue-numbering="true">
        <text:list-item>
          <text:p text:style-name="P243"><text:span text:style-name="T244"><text:tab/></text:span><text:span text:style-name="T245">cat</text:span><text:span text:style-name="T246"><text:s/>liste.txt</text:span></text:p>
        </text:list-item>
      </text:list>
      <text:p text:style-name="Standard"><text:span text:style-name="T247">&gt; (<text:s/></text:span><text:span text:style-name="T248">afficher le countenu de liste.txt<text:s/></text:span><text:span text:style-name="T249">)</text:span></text:p>
      <text:p text:style-name="Standard"/>
      <text:p text:style-name="Standard"><text:span text:style-name="T250">cat<text:s/></text:span><text:span text:style-name="T251">liste.txt &gt; liste2.txt</text:span></text:p>
      <text:p text:style-name="Standard"><text:span text:style-name="T252"><text:s/>&gt; (<text:s/></text:span><text:span text:style-name="T253">créer un nouveau fichier liste2.txt qui contient le countenue du fichier liste</text:span><text:span text:style-name="T254">.txt</text:span><text:span text:style-name="T255"><text:s/>)</text:span></text:p>
      <text:p text:style-name="Standard"/>
      <text:p text:style-name="Standard"><text:span text:style-name="T256">rm</text:span><text:span text:style-name="T257"><text:s/>liste2.txt</text:span></text:p>
      <text:p text:style-name="Standard"><text:span text:style-name="T258">&gt; (<text:s/></text:span><text:span text:style-name="T259">Détruire le fichier liste2.txt</text:span><text:span text:style-name="T260"><text:s/>)</text:span></text:p>
      <text:p text:style-name="Standard"/>
      <text:p text:style-name="Standard"><text:span text:style-name="T261">cat</text:span><text:span text:style-name="T262"><text:s/>liste.txt | tail -5</text:span></text:p>
      <text:p text:style-name="Standard"><text:span text:style-name="T263">&gt; (<text:s/></text:span><text:span text:style-name="T264">Récupérer le countenu de liste.txt et le mettre dans le input de la commande tail qui nous affiche au final les 5 dernières lignes du fichier litse .txt</text:span><text:span text:style-name="T265"><text:s/>)</text:span></text:p>
      <text:list text:style-name="LFO7" text:continue-numbering="true">
        <text:list-item>
          <text:p text:style-name="P266"><text:span text:style-name="T267">head</text:span><text:span text:style-name="T268"><text:s/>liste.t</text:span><text:span text:style-name="T269">xt | tail -5 (<text:s/></text:span><text:span text:style-name="T270">commande permettant d’afficher les lignes<text:s/></text:span><text:span text:style-name="T271">5<text:s/></text:span><text:span text:style-name="T272">à<text:s/></text:span><text:span text:style-name="T273">10<text:s/></text:span><text:span text:style-name="T274">du fichier<text:s/></text:span><text:span text:style-name="T275">liste.txt</text:span></text:p>
        </text:list-item>
      </text:list>
      <text:p text:style-name="Standard"><text:span text:style-name="T276">Systèmes</text:span><text:span text:style-name="T277"><text:s/>)</text:span></text:p>
      <text:p text:style-name="Standard"><text:span text:style-name="T278"><text:tab/></text:span><text:span text:style-name="T279"><text:tab/></text:span></text:p>
      <text:p text:style-name="Standard"><text:span text:style-name="T280"><text:tab/></text:span><text:span text:style-name="T281"><text:tab/></text:span></text:p>
      <text:p text:style-name="Standard"><text:span text:style-name="T282"><text:tab/></text:span><text:span text:style-name="T283"><text:tab/></text:span><text:span text:style-name="T284"><text:tab/></text:span></text:p>
      <text:p text:style-name="Standard"><text:span text:style-name="T285"><text:tab/></text:span><text:span text:style-name="T286"><text:tab/></text:span><text:span text:style-name="T287"><text:s text:c="3"/></text:span><text:span text:style-name="T288"><text:s/></text:span></text:p>
      <text:p text:style-name="Standard"/>
      <text:p text:style-name="Standard"><text:span text:style-name="T289"><text:tab/></text:span></text:p>
      <text:p text:style-name="Standard"><text:span text:style-name="T290"><text:tab/></text:span></text:p>
      <text:p text:style-name="Standard"><text:span text:style-name="T291"><text:tab/></text:span></text:p>
      <text:p text:style-name="Standard"><text:span text:style-name="T292"><text:tab/></text:span></text:p>
      <text:p text:style-name="P293"/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FTT1095" svg:font-family="SFTT1095" style:font-family-generic="roman" style:font-pitch="variable"/>
    <style:font-face style:name="SFRM1095" svg:font-family="SFRM1095" style:font-family-generic="roman" style:font-pitch="variable"/>
    <style:font-face style:name="SFTI1095" svg:font-family="SFTI1095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micheraouf2001@gmail.com</dc:creator>
    <meta:creation-date>2021-09-23T07:54:00Z</meta:creation-date>
    <dc:date>2021-09-23T21:17:00Z</dc:date>
    <meta:template xlink:href="Normal" xlink:type="simple"/>
    <meta:editing-cycles>4</meta:editing-cycles>
    <meta:editing-duration>PT600S</meta:editing-duration>
    <meta:document-statistic meta:page-count="3" meta:paragraph-count="8" meta:word-count="644" meta:character-count="4181" meta:row-count="29" meta:non-whitespace-character-count="3545"/>
  </office:meta>
</office:document-meta>
</file>